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Noto Sans" fo:font-size="14pt" officeooo:rsid="000a439d" officeooo:paragraph-rsid="000a439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8pt" officeooo:rsid="000a439d" officeooo:paragraph-rsid="000a439d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officeooo:rsid="000a439d" officeooo:paragraph-rsid="000a439d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5pt" officeooo:rsid="000d7285" officeooo:paragraph-rsid="000d7285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5pt" officeooo:rsid="000fba9c" officeooo:paragraph-rsid="000fba9c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5pt" officeooo:rsid="00120c39" officeooo:paragraph-rsid="00120c39" style:font-size-asian="13.1000003814697pt" style:font-size-complex="15pt"/>
    </style:style>
    <style:style style:name="T1" style:family="text">
      <style:text-properties officeooo:rsid="000ddcac"/>
    </style:style>
    <style:style style:name="T2" style:family="text">
      <style:text-properties officeooo:rsid="000fba9c"/>
    </style:style>
    <style:style style:name="T3" style:family="text">
      <style:text-properties officeooo:rsid="001166d8"/>
    </style:style>
    <style:style style:name="T4" style:family="text">
      <style:text-properties officeooo:rsid="0011a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D1 TP1</text:p>
      <text:p text:style-name="P3"/>
      <text:p text:style-name="P4">2.</text:p>
      <text:p text:style-name="P4"><text:tab/>a)</text:p>
      <text:p text:style-name="P4"><text:tab/>La page affiche deux lignes, la première est un texte, la deuxième est un lien.</text:p>
      <text:p text:style-name="P4"/>
      <text:p text:style-name="P4"><text:tab/><text:span text:style-name="T1">b)</text:span></text:p>
      <text:p text:style-name="P4"><text:tab/><text:span text:style-name="T1">Ma fenêtre est divisée en 3 parties, l’explorateur de fichiers, une barre de navigation et de recherche, ainsi qu’un menu de navigation </text:span><text:span text:style-name="T2">dans l’arborescence</text:span><text:span text:style-name="T1"> (Panneau latéral gauche).</text:span></text:p>
      <text:p text:style-name="P5">Le panneau latéral gauche est peu pratique à utiliser, car il n’affiche pas <text:span text:style-name="T3">le nom complet des fichiers / dossiers si sa taille est trop réduite.</text:span></text:p>
      <text:p text:style-name="P5"/>
      <text:p text:style-name="P6">3.</text:p>
      <text:p text:style-name="P6"><text:tab/>a)</text:p>
      <text:p text:style-name="P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oto Sans" fo:font-size="14pt" officeooo:rsid="000a439d" officeooo:paragraph-rsid="000a439d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k Flavien<text:tab/><text:tab/>12/11/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lavien Marck</meta:initial-creator>
    <meta:creation-date>2021-11-12T08:46:42.250099235</meta:creation-date>
    <dc:date>2021-11-12T08:51:36.371000000</dc:date>
    <meta:editing-duration>PT24M32S</meta:editing-duration>
    <meta:editing-cycles>8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1" meta:word-count="78" meta:character-count="453" meta:non-whitespace-character-count="378"/>
  </office:meta>
</office:document-meta>
</file>